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509cm" draw:marker-end-width="0.509cm" fo:min-height="0cm" fo:min-width="0cm" fo:padding-top="0.176cm" fo:padding-bottom="0.176cm" fo:padding-left="0.301cm" fo:padding-right="0.301cm"/>
    </style:style>
    <style:style style:name="P1" style:family="paragraph">
      <style:paragraph-properties fo:margin-left="0cm" fo:margin-right="0cm" fo:text-align="center" fo:text-indent="0cm"/>
      <style:text-properties style:text-underline-style="none"/>
    </style:style>
  </office:automatic-styles>
  <office:body>
    <office:drawing>
      <draw:page draw:name="page1" draw:style-name="dp1" draw:master-page-name="Default">
        <draw:custom-shape draw:name="Nor" draw:style-name="gr1" draw:text-style-name="P1" draw:layer="layout" svg:width="10.7cm" svg:height="6.737cm" svg:x="1cm" svg:y="2.951cm">
          <draw:glue-point draw:id="4" svg:x="-4.991cm" svg:y="-2.535cm" draw:escape-direction="left"/>
          <draw:glue-point draw:id="5" svg:x="-4.991cm" svg:y="2.535cm" draw:escape-direction="left"/>
          <text:p/>
          <draw:enhanced-geometry svg:viewBox="0 0 5000 2536" draw:text-areas="0 2836 5000 2936" draw:mirror-horizontal="false" draw:mirror-vertical="false" draw:type="NonPrimitive" draw:enhanced-path="M 0 622 L 885 622 M 0 1914 L 885 1914 F N M 646 0 C 1053 646 1053 1890 646 2536 F N M 646 0 L 2153 0 F N M 2153 0 C 3349 0 3947 909 4091 1268 F N M 646 2536 L 2153 2536 F N M 2153 2536 C 3349 2536 3947 1627 4091 1268 F N U 4282 1268 382 382 0 360 F N M 4474 1268 L 5000 1268 F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5T14:10:12.799873616</meta:creation-date>
    <dc:date>2018-01-25T14:11:55.678152731</dc:date>
    <meta:editing-duration>PT1M42S</meta:editing-duration>
    <meta:editing-cycles>1</meta:editing-cycles>
    <meta:generator>LibreOffice/5.1.6.2$Linux_X86_64 LibreOffice_project/10m0$Build-2</meta:generator>
    <meta:document-statistic meta:object-count="1"/>
  </office:meta>
</office:document-meta>
</file>